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9.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Epidota grog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Al·lotriomorfa en agregat granular massiu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 amb tonalitats bastant groguenques i verdos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Lleug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No s'observ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Presenta alteracions dificils d'identific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3r ordre i arlequin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s'observ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Pres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95" table:style-name="ce11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Opacs 5%</text:p>
          </table:table-cell>
          <table:table-cell table:number-columns-repeated="16382"/>
        </table:table-row>
        <table:table-row table:number-rows-repeated="2" table:style-name="ro9">
          <table:table-cell table:style-name="ce1"/>
          <table:table-cell table:style-name="ce7"/>
          <table:table-cell table:number-columns-repeated="16382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Epidot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9">
            <text:p>Ca<text:span text:style-name="T2">2</text:span>Fe<text:span text:style-name="T3">3+</text:span>Al<text:span text:style-name="T2">2</text:span>(Si<text:span text:style-name="T2">2</text:span>O<text:span text:style-name="T2">7</text:span>)(SiO<text:span text:style-name="T2">4</text:span>)O(OH)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ls cristalls</text:p>
          </table:table-cell>
          <table:table-cell office:value-type="string" table:style-name="ce5">
            <text:p>Sovint idiomorfs d'hàbit prismàtic amb secció basal de rombe truncat. Pot formar agregats radia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Al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Varia de groguenc quasi incolor a groc marcat i groc verdós, depenent del contingut en F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Variable, augmenta amb el contingut de F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{001} perfecta i {010} marcada, ambdues a 115,5º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Des de finals de 1r ordre fins al 3r ordre i augmenta en funció del contingut de Fe. Aparença d'arlequinat: colors d'interferència canviants en un mateix cristal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{100} polisintètic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Freqüent, amb clinozoïsita al centre i també al·lan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21:18:38Z</dc:date>
    <meta:editing-cycles>5</meta:editing-cycles>
    <meta:editing-duration>PT1353S</meta:editing-duration>
  </office:meta>
</office:document-meta>
</file>